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</office:font-face-decls>
  <office:automatic-styles>
    <style:style style:name="P1" style:family="paragraph" style:parent-style-name="Standard">
      <style:text-properties style:font-name="Yrsa" style:font-name-asian="Yrsa"/>
    </style:style>
    <style:style style:name="P2" style:family="paragraph" style:parent-style-name="Standard" style:list-style-name="L2">
      <style:text-properties style:font-name="Yrsa" style:font-name-asian="Yrsa"/>
    </style:style>
    <style:style style:name="P3" style:family="paragraph" style:parent-style-name="Standard" style:list-style-name="L3">
      <style:text-properties style:font-name="Yrsa" style:font-name-asian="Yrsa"/>
    </style:style>
    <style:style style:name="P4" style:family="paragraph" style:parent-style-name="Standard" style:list-style-name="L4">
      <style:text-properties style:font-name="Yrsa" style:font-name-asian="Yrsa"/>
    </style:style>
    <style:style style:name="P5" style:family="paragraph" style:parent-style-name="Standard" style:list-style-name="L3">
      <style:text-properties style:font-name="Yrsa" fo:font-weight="bold" style:font-name-asian="Yrsa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088864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style:font-name="Liberation Sans" fo:font-size="18pt" fo:font-weight="bold" style:font-name-asian="Noto Sans CJK SC1" style:font-size-asian="18pt" style:font-weight-asian="bold" style:font-name-complex="Noto Sans CJK SC1" style:font-size-complex="18pt" style:font-weight-complex="bold"/>
    </style:style>
    <style:style style:name="T2" style:family="text">
      <style:text-properties style:font-name="Liberation Sans" fo:font-size="16pt" fo:font-weight="bold" style:font-name-asian="Noto Sans CJK SC1" style:font-size-asian="16pt" style:font-weight-asian="bold" style:font-name-complex="Noto Sans CJK SC1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8864"/>
    </style:style>
    <style:style style:name="T5" style:family="text">
      <style:text-properties officeooo:rsid="0008985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学习率调度器实现 – 设计文档</text:p>
      <text:p text:style-name="P1"/>
      <text:h text:style-name="Heading_20_1" text:outline-level="1">1 引言</text:h>
      <text:p text:style-name="P1"/>
      <text:p text:style-name="Text_20_body">本项目的目标是在 InfiniTrain 训练框架中实现一个独立、可扩展、可恢复的学习率调度器模块。学习率调度器控制着优化器学习率的动态变化，对模型收敛、实验可复现性及训练过程的可控性至关重要。现有优化器（Optimizer）已具备稳定逻辑，但学习率调度策略尚未工程化。因此，我们设计并实现了一套与 PyTorch 行为对齐、职责清晰、易于扩展的 LRScheduler 模块，并提供了完整的 checkpoint/resume 支持。</text:p>
      <text:p text:style-name="P1"/>
      <text:p text:style-name="P1"><text:span text:style-name="T1">2 设计思路</text:span></text:p>
      <text:p text:style-name="P1"/>
      <text:p text:style-name="Text_20_body">设计过程严格遵循项目要求的四个原则：</text:p>
      <text:p text:style-name="Text_20_body"/>
      <text:list xml:id="list2219816212" text:style-name="L1">
        <text:list-item>
          <text:p text:style-name="P6">职责单一：调度器只负责学习率的计算与演化，不涉及参数更新、梯度访问或分布式通信。</text:p>
        </text:list-item>
        <text:list-item>
          <text:p text:style-name="P6">最小耦合：调度器仅通过优化器的公开接口 `SetLearningRate()` 设置学习率，不修改优化器内部执行流程。</text:p>
        </text:list-item>
        <text:list-item>
          <text:p text:style-name="P6">状态可恢复：每个调度器均支持导出/加载内部状态，保证训练中断后恢复时行为一致。</text:p>
        </text:list-item>
        <text:list-item>
          <text:p text:style-name="P6">接口稳定、易扩展：基类接口参考 PyTorch 设计，新增调度策略只需派生新类，无需修改已有代码。</text:p>
        </text:list-item>
      </text:list>
      <text:p text:style-name="Text_20_body"/>
      <text:p text:style-name="Text_20_body">基于上述原则，我们设计了层次化的类体系，将公共行为抽象至基类，具体策略在派生类中实现，组合策略则通过持有子调度器列表完成。</text:p>
      <text:p text:style-name="P1"/>
      <text:p text:style-name="P1"><text:span text:style-name="T1">3 关键模块架构</text:span></text:p>
      <text:p text:style-name="P1"/>
      <text:h text:style-name="Heading_20_2" text:outline-level="2">3.1 抽象基类 `LRScheduler`</text:h>
      <text:p text:style-name="P1"/>
      <text:p text:style-name="Text_20_body">`LRScheduler` 是所有调度器的共同基类，定义了核心接口：</text:p>
      <text:p text:style-name="Text_20_body"/>
      <text:p text:style-name="P7"><text:span text:style-name="T3">`Step()`</text:span>：推进调度器一步（通常对应一次参数更新），内部递增步数计数器，调用纯虚函数 `ComputeLR()` 计算新学习率，并通过优化器接口设置。</text:p>
      <text:p text:style-name="Text_20_body"><text:soft-page-break/><text:span text:style-name="T3">`GetLR()`</text:span>：返回当前学习率（最近一次设置的值）。</text:p>
      <text:p text:style-name="Text_20_body"><text:span text:style-name="T3">`State()` / `LoadState()`</text:span>：导出/加载调度器状态，状态以键值对（`std::map&lt;std::string, float&gt;`）形式存储，便于序列化。</text:p>
      <text:p text:style-name="Text_20_body"><text:span text:style-name="T3">`ComputeLR()`</text:span>：纯虚函数，由派生类实现具体学习率计算公式。</text:p>
      <text:p text:style-name="Text_20_body"/>
      <text:p text:style-name="Text_20_body">基类维护两个核心成员：`step_count_`（当前步数）和 `last_lr_`（最近一次学习率），并持有优化器指针（非拥有关系），以保证最小耦合。</text:p>
      <text:p text:style-name="P1"/>
      <text:p text:style-name="P1"><text:span text:style-name="T2">3.2 与优化器的交互</text:span></text:p>
      <text:p text:style-name="P1"/>
      <text:p text:style-name="Text_20_body">优化器需实现 `SetLearningRate(float)` 和 `GetLearningRate()` 接口，调度器仅通过这两个函数与优化器通信。示例中提供了 `SimpleOptimizer` 用于演示，实际集成至 InfiniTrain 时，只需确保 `DistributedOptimizer` 等派生类提供相同接口即可。这保证了调度器不依赖优化器内部细节，满足最小耦合原则。</text:p>
      <text:p text:style-name="P1"/>
      <text:p text:style-name="P1"><text:span text:style-name="T2">3.3 基础调度策略</text:span></text:p>
      <text:p text:style-name="P1"/>
      <text:p text:style-name="Text_20_body">每个基础调度器均继承自 `LRScheduler`，并实现 `ComputeLR()`。我们实现了以下策略，并与 PyTorch 行为对齐：</text:p>
      <text:p text:style-name="Text_20_body"/>
      <text:list xml:id="list1013428748" text:style-name="L5">
        <text:list-item>
          <text:p text:style-name="P8"><text:span text:style-name="T3">ConstantLR</text:span>：学习率保持恒定，`ComputeLR()` 直接返回预设常数。</text:p>
        </text:list-item>
        <text:list-item>
          <text:p text:style-name="P8"><text:span text:style-name="T3">StepLR</text:span>：每 `step_size` 步将学习率乘以 `gamma`，公式为 `initial_lr * gamma^(floor((step-1)/step_size))`。</text:p>
        </text:list-item>
        <text:list-item>
          <text:p text:style-name="P8"><text:span text:style-name="T3">LinearLR</text:span>：在前 `warmup_steps` 内从 `start_lr` 线性增长至 `end_lr`，之后保持 `end_lr`。</text:p>
        </text:list-item>
        <text:list-item>
          <text:p text:style-name="P8"><text:span text:style-name="T3">LambdaLR</text:span>：接受用户自定义函数 `lambda(int step) -&gt; float`，学习率为 `initial_lr * lambda(step)`，为灵活扩展提供了基础。</text:p>
        </text:list-item>
      </text:list>
      <text:p text:style-name="Text_20_body"/>
      <text:p text:style-name="Text_20_body">所有基础调度器均重载了 `State()` 和 `LoadState()`，保存各自特有的参数（如 `step_size`、`gamma` 等），保证状态完整可恢复。</text:p>
      <text:p text:style-name="P1"/>
      <text:p text:style-name="P1"><text:span text:style-name="T2">3.4 组合调度策略</text:span></text:p>
      <text:p text:style-name="P1"/>
      <text:p text:style-name="Text_20_body">组合调度器同样派生自 `LRScheduler`，通过聚合多个子调度器实现复杂策略：</text:p>
      <text:p text:style-name="Text_20_body"/>
      <text:list xml:id="list1245467566" text:style-name="L6">
        <text:list-item>
          <text:p text:style-name="P9"><text:soft-page-break/><text:span text:style-name="T3">SequentialLR</text:span>：按里程碑分段切换调度器。构造函数接收子调度器列表和里程碑步数列表，`Step()` 中根据当前步数决定激活哪个子调度器，并转发 `Step()` 调用。状态保存时，将各子调度器的状态以 `sub_i_*` 前缀存储，加载时还原。</text:p>
        </text:list-item>
        <text:list-item>
          <text:p text:style-name="P9"><text:span text:style-name="T3">ChainedScheduler</text:span>：每一步依次调用所有子调度器的 `Step()`，最终学习率由最后一个子调度器决定。状态管理方式与 `SequentialLR` 类似。</text:p>
        </text:list-item>
      </text:list>
      <text:p text:style-name="Text_20_body"/>
      <text:p text:style-name="Text_20_body">这两种组合方式覆盖了 PyTorch 中 `SequentialLR` 和 `ChainedScheduler` 的功能，且实现上不依赖具体子调度器类型，新增策略无需修改组合类代码。</text:p>
      <text:p text:style-name="P1"/>
      <text:h text:style-name="Heading_20_2" text:outline-level="2"><text:span text:style-name="T5">3</text:span>.5 状态管理（Checkpoint/Resume）</text:h>
      <text:p text:style-name="Text_20_body"/>
      <text:p text:style-name="Text_20_body">所有调度器均实现了 `State()` 和 `LoadState()`，返回的 `StateDict` 使用浮点数存储所有值（整数会被隐式转换）。这样设计的考虑是：</text:p>
      <text:p text:style-name="Text_20_body"/>
      <text:list xml:id="list1261384943" text:style-name="L7">
        <text:list-item>
          <text:p text:style-name="P10">简化序列化接口，统一为浮点数可避免类型转换问题；</text:p>
        </text:list-item>
        <text:list-item>
          <text:p text:style-name="P10">恢复时通过键名访问，缺失键可设置默认值，增强鲁棒性；</text:p>
        </text:list-item>
        <text:list-item>
          <text:p text:style-name="P10">为后续集成 InfiniTrain 的 checkpoint 机制预留了清晰接口。</text:p>
        </text:list-item>
      </text:list>
      <text:p text:style-name="P1"/>
      <text:p text:style-name="P1"><text:span text:style-name="T2">3.6 命令行接口设计</text:span></text:p>
      <text:p text:style-name="P1"/>
      <text:p text:style-name="Text_20_body">在示例 `main.cc` 中，我们使用 gflags 定义了常用的调度器参数（如 `--lr-scheduler`、`--warmup-steps`、`--step-size` 等），并实现了简单的工厂函数 `CreateScheduler`。这种方式使得调度器的使用与配置完全解耦，用户只需修改命令行参数即可切换不同策略，符合项目对交互接口简洁直观的要求。</text:p>
      <text:p text:style-name="P1"/>
      <text:p text:style-name="P1"><text:span text:style-name="T1">4 实现流程</text:span></text:p>
      <text:p text:style-name="P1"/>
      <text:p text:style-name="P1"><text:span text:style-name="T2">4.1 整体开发步骤</text:span></text:p>
      <text:p text:style-name="P1"/>
      <text:p text:style-name="Text_20_body">1. <text:span text:style-name="T3">接口设计</text:span>：首先定义 `LRScheduler` 抽象基类及 `Optimizer` 所需的最小接口，确定状态字典类型。</text:p>
      <text:p text:style-name="Text_20_body">2. <text:span text:style-name="T3">基础调度器实现</text:span>：逐个实现 ConstantLR、StepLR、LinearLR，并编写单元测试验证与 PyTorch 行为一致。</text:p>
      <text:p text:style-name="Text_20_body">3. <text:span text:style-name="T3">组合调度器实现</text:span>：实现 SequentialLR 和 ChainedScheduler，重点处理子调度器的状态保存与恢复。</text:p>
      <text:p text:style-name="Text_20_body">4. <text:span text:style-name="T3">LambdaLR 实现</text:span>：提供灵活的自定义策略入口，便于快速验证新想法。</text:p>
      <text:p text:style-name="Text_20_body">5. <text:span text:style-name="T3">命令行集成</text:span>：编写 `main.cc` 示例，展示调度器的创建、使用、状态保存与加载。</text:p>
      <text:p text:style-name="Text_20_body"><text:soft-page-break/>6. <text:span text:style-name="T3">对齐验证脚本编写</text:span>：使用 PyTorch 实现相同调度逻辑（`align.py`），对比 InfiniTrain 与 PyTorch 的输出，确保数值行为一致。</text:p>
      <text:p text:style-name="Text_20_body">7. <text:span text:style-name="T3">文档撰写</text:span>：整理设计思路、模块说明及使用指南。</text:p>
      <text:p text:style-name="P1"/>
      <text:p text:style-name="P1"><text:span text:style-name="T2">4.2 核心实现细节</text:span></text:p>
      <text:p text:style-name="P1"/>
      <text:list xml:id="list2945877129" text:style-name="L4">
        <text:list-item>
          <text:p text:style-name="P4"><text:span text:style-name="T3">Step 语义</text:span>：严格按照 PyTorch 约定，`Step()` 对应一次优化器 step，而非每次 forward/backward。</text:p>
        </text:list-item>
        <text:list-item>
          <text:p text:style-name="P4"><text:span text:style-name="T3">组合调度器的状态管理</text:span>：采用前缀机制存储子状态，避免了扁平化存储的键冲突。恢复时根据前缀重新构造子状态字典，并调用子调度器的 `LoadState()`，保证了状态完整还原。</text:p>
        </text:list-item>
        <text:list-item>
          <text:p text:style-name="P4">步数计数：基类 `step_count_` 从 1 开始，与 PyTorch 默认行为一致（第一次调用 `Step()` 后步数为 1）。所有调度器公式均基于此设计。</text:p>
        </text:list-item>
        <text:list-item>
          <text:p text:style-name="P4"><text:span text:style-name="T3">初始化学习率设置</text:span>：构造函数中显式调用 `SetLearningRate` 将初始学习率写入优化器，避免优化器使用默认值造成不一致。</text:p>
        </text:list-item>
      </text:list>
      <text:p text:style-name="P1"/>
      <text:p text:style-name="P1"><text:span text:style-name="T2">4.3 对齐验证流程</text:span></text:p>
      <text:p text:style-name="P1"/>
      <text:p text:style-name="P1">为验证实现与 PyTorch 的一致性，我们编写了 `align.py` 脚本，支持 GPT-2 和 LLaMA-3 两个模型，可配置各种调度器（包括组合策略）。验证过程如下：</text:p>
      <text:p text:style-name="P1"/>
      <text:p text:style-name="P1">1. 在 PyTorch 中，使用相同的随机种子、模型结构、优化器参数，运行指定步数，记录每一步的 loss 和学习率。</text:p>
      <text:p text:style-name="P1">2. 在 InfiniTrain 中，使用等价的调度器配置，运行相同步数，记录相同信息。</text:p>
      <text:p text:style-name="P1">3. 对比两组数据，确保 loss 和学习率在数值误差范围内完全一致。</text:p>
      <text:p text:style-name="P1"/>
      <text:p text:style-name="P1">项目要求至少对 StepLR 和 ChainedScheduler(StepLR, LinearLR) 两种策略在 GPT-2 和 LLaMA-3 模型上进行对比，并提供 8 张截图（每个测例两个框架各一张）。我们已在报告中附上结果。</text:p>
      <text:p text:style-name="P1"/>
      <text:p text:style-name="P1"><text:span text:style-name="T1">5 关键决策与权衡</text:span></text:p>
      <text:p text:style-name="P1"/>
      <text:list xml:id="list1333898895" text:style-name="L3">
        <text:list-item>
          <text:p text:style-name="P5">为什么状态字典用 `float` 而非 `int`？</text:p>
        </text:list-item>
      </text:list>
      <text:p text:style-name="P1"><text:s text:c="2"/>简化序列化接口，避免模板或联合类型；所有标量状态均可无损转换为浮点数（整数范围不大时），恢复时再转回整数。此设计在简化实现的同时保证了基本功能。</text:p>
      <text:p text:style-name="P1"/>
      <text:list xml:id="list221547280976585" text:continue-numbering="true" text:style-name="L3">
        <text:list-item>
          <text:p text:style-name="P5">组合调度器是否应持有子调度器的所有权？</text:p>
        </text:list-item>
      </text:list>
      <text:p text:style-name="P1"><text:s text:c="2"/>示例中组合调度器仅存储原始指针，由外部负责管理生命周期。这是因为在实际框架中，调度器可能被多次引用或需要与其他模块共享。明确所有权归属可避免内存泄漏，因此在集成至 InfiniTrain 时建议使用智能指针或明确文档说明。</text:p>
      <text:p text:style-name="P1"/>
      <text:list xml:id="list221548866896075" text:continue-numbering="true" text:style-name="L3">
        <text:list-item>
          <text:p text:style-name="P3"><text:span text:style-name="T3">为什么不修改优化器内部逻辑？</text:span> <text:s/></text:p>
        </text:list-item>
      </text:list>
      <text:p text:style-name="P1"><text:s text:c="2"/>坚持最小耦合原则，调度器只通过公开接口与优化器交互。这保证了调度器模块的可移植性，未来即使优化器实现变化，只要接口不变，调度器仍可正常工作。</text:p>
      <text:p text:style-name="P1"/>
      <text:list xml:id="list221547411663607" text:continue-numbering="true" text:style-name="L3">
        <text:list-item>
          <text:p text:style-name="P5">LambdaLR 的 lambda 函数如何序列化？</text:p>
        </text:list-item>
      </text:list>
      <text:p text:style-name="P1"><text:s text:c="2"/>`State()` 中不保存函数对象，仅保存必要参数（如 `initial_lr`）。恢复时由外部重新传入 lambda 函数，这符合函数对象不可序列化的现实，也促使设计者明确恢复时需重新绑定逻辑。</text:p>
      <text:p text:style-name="P1"/>
      <text:p text:style-name="P1"><text:soft-page-break/><text:span text:style-name="T1">6 扩展性考虑</text:span></text:p>
      <text:p text:style-name="P1"/>
      <text:list xml:id="list537428167" text:style-name="L2">
        <text:list-item>
          <text:p text:style-name="P2"><text:span text:style-name="T3">新增调度策略</text:span>：只需继承 `LRScheduler`，实现 `ComputeLR()`，并根据需要重载 `State()`/`LoadState()`。无需改动任何已有代码。</text:p>
        </text:list-item>
        <text:list-item>
          <text:p text:style-name="P2"><text:span text:style-name="T3">新增组合方式</text:span>：若需实现如 `MultiStepLR` 等特殊组合，可直接继承 `LRScheduler` 或复用现有组合类。</text:p>
        </text:list-item>
        <text:list-item>
          <text:p text:style-name="P2"><text:span text:style-name="T3">集成至 InfiniTrain</text:span>：由于调度器仅依赖优化器的两个接口，且已预留 checkpoint 接口，可平滑集成至现有分布式训练流程中，包括 DDP、TP、PP 等并行模式。</text:p>
          <text:p text:style-name="P2"/>
        </text:list-item>
      </text:list>
      <text:p text:style-name="P1"><text:span text:style-name="T1">7 总结</text:span></text:p>
      <text:p text:style-name="P1"/>
      <text:p text:style-name="P1">本设计实现了一个符合工程化要求的学习率调度器模块，具备职责清晰、耦合度低、状态可恢复、易于扩展的特点，并通过与 PyTorch 的严格对比验证了正确性。模块接口与 PyTorch 对齐，用户可通过简单的命令行参数配置复杂调度策略，为 InfiniTrain 后续大规模训练提供了稳定、可控的学习率管理能力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21:44:22.975356394</meta:creation-date>
    <dc:date>2026-03-13T22:15:46.852614643</dc:date>
    <meta:editing-duration>PT9M19S</meta:editing-duration>
    <meta:editing-cycles>1</meta:editing-cycles>
    <meta:document-statistic meta:table-count="0" meta:image-count="0" meta:object-count="0" meta:page-count="5" meta:paragraph-count="75" meta:word-count="2718" meta:character-count="4226" meta:non-whitespace-character-count="4004"/>
    <meta:generator>LibreOffice/7.3.7.2$Linux_X86_64 LibreOffice_project/30$Build-2</meta:generator>
  </office:meta>
</office:document-meta>
</file>